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77mm"/>
    </style:style>
    <style:style style:name="co2" style:family="table-column">
      <style:table-column-properties fo:break-before="auto" style:column-width="61.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75.35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alculating&lt;TSourceItem&gt;.Value </text:p>
            <text:p>возвращает значне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не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не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не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не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 и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14:59:49.9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3-18T15:42:02.720000000</dc:date>
    <meta:generator>LibreOffice/6.3.0.4$Windows_X86_64 LibreOffice_project/057fc023c990d676a43019934386b85b21a9ee99</meta:generator>
    <meta:editing-duration>PT28M3S</meta:editing-duration>
    <meta:editing-cycles>6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